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Neue-Light" svg:font-family="HelveticaNeue-Light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2.598cm"/>
    </style:style>
    <style:style style:name="Πίνακας1.B" style:family="table-column">
      <style:table-column-properties style:column-width="13.319cm"/>
    </style:style>
    <style:style style:name="Πίνακας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a4cc3" officeooo:paragraph-rsid="000a4cc3"/>
    </style:style>
    <style:style style:name="P2" style:family="paragraph" style:parent-style-name="Standard" style:list-style-name="L1">
      <style:text-properties fo:font-size="16pt" fo:font-weight="bold" officeooo:rsid="000a4cc3" officeooo:paragraph-rsid="000a4cc3" style:font-size-asian="16pt" style:font-weight-asian="bold" style:font-size-complex="16pt" style:font-weight-complex="bold"/>
    </style:style>
    <style:style style:name="P3" style:family="paragraph" style:parent-style-name="Standard" style:list-style-name="L2">
      <style:text-properties fo:font-size="16pt" fo:font-weight="bold" officeooo:paragraph-rsid="00124b80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text-properties officeooo:paragraph-rsid="000a7877"/>
    </style:style>
    <style:style style:name="P5" style:family="paragraph" style:parent-style-name="Standard" style:list-style-name="L1">
      <style:text-properties officeooo:paragraph-rsid="00124b80"/>
    </style:style>
    <style:style style:name="P6" style:family="paragraph" style:parent-style-name="Standard" style:list-style-name="L1">
      <style:text-properties fo:color="#000000" fo:font-size="16pt" fo:font-weight="bold" officeooo:paragraph-rsid="000a7877" style:font-size-asian="14pt" style:font-weight-asian="bold" style:font-size-complex="16pt" style:font-weight-complex="bold"/>
    </style:style>
    <style:style style:name="P7" style:family="paragraph" style:parent-style-name="Standard" style:list-style-name="L5">
      <style:text-properties fo:color="#000000" fo:font-size="12pt" fo:font-weight="bold" officeooo:rsid="001bb30e" officeooo:paragraph-rsid="001c716b" style:font-size-asian="12pt" style:font-weight-asian="bold" style:font-size-complex="12pt" style:font-weight-complex="bold"/>
    </style:style>
    <style:style style:name="P8" style:family="paragraph" style:parent-style-name="Standard" style:list-style-name="L5">
      <style:text-properties fo:color="#000000" fo:font-size="12pt" fo:font-weight="bold" officeooo:rsid="001bb30e" officeooo:paragraph-rsid="001fc67f" style:font-size-asian="12pt" style:font-weight-asian="bold" style:font-size-complex="12pt" style:font-weight-complex="bold"/>
    </style:style>
    <style:style style:name="P9" style:family="paragraph" style:parent-style-name="Standard" style:list-style-name="L5">
      <style:text-properties fo:color="#000000" fo:font-size="12pt" fo:font-weight="bold" officeooo:rsid="001bb30e" officeooo:paragraph-rsid="002095b3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ec368" officeooo:paragraph-rsid="001ec368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language="el" fo:country="GR" fo:font-weight="normal" officeooo:rsid="0025465e" officeooo:paragraph-rsid="0025465e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fo:language="el" fo:country="GR" fo:font-weight="bold" officeooo:rsid="001fc67f" officeooo:paragraph-rsid="001fc67f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text-properties fo:color="#000000" fo:font-size="12pt" fo:language="el" fo:country="GR" fo:font-weight="bold" officeooo:rsid="001fc67f" officeooo:paragraph-rsid="0022b5c7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language="el" fo:country="GR" fo:font-weight="bold" officeooo:rsid="001fc67f" officeooo:paragraph-rsid="0022b5c7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text-properties fo:color="#000000" fo:font-size="12pt" fo:language="el" fo:country="GR" fo:font-weight="bold" officeooo:rsid="001bb30e" officeooo:paragraph-rsid="002095b3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language="en" fo:country="US" fo:font-weight="normal" officeooo:rsid="0026c753" officeooo:paragraph-rsid="0025465e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officeooo:rsid="001bb30e" officeooo:paragraph-rsid="001bb30e"/>
    </style:style>
    <style:style style:name="P18" style:family="paragraph" style:parent-style-name="Standard">
      <style:text-properties officeooo:paragraph-rsid="00124b80"/>
    </style:style>
    <style:style style:name="P19" style:family="paragraph" style:parent-style-name="Standard" style:list-style-name="L2">
      <style:text-properties officeooo:paragraph-rsid="0013eb24"/>
    </style:style>
    <style:style style:name="P20" style:family="paragraph" style:parent-style-name="Standard">
      <style:text-properties officeooo:paragraph-rsid="0013eb24"/>
    </style:style>
    <style:style style:name="P21" style:family="paragraph" style:parent-style-name="Standard">
      <style:text-properties officeooo:rsid="0015d5b3" officeooo:paragraph-rsid="0015d5b3"/>
    </style:style>
    <style:style style:name="P22" style:family="paragraph" style:parent-style-name="Standard" style:list-style-name="L4">
      <style:text-properties officeooo:rsid="0015d5b3" officeooo:paragraph-rsid="0015d5b3"/>
    </style:style>
    <style:style style:name="P23" style:family="paragraph" style:parent-style-name="Standard">
      <style:text-properties officeooo:paragraph-rsid="001bb30e"/>
    </style:style>
    <style:style style:name="P24" style:family="paragraph" style:parent-style-name="Table_20_Contents">
      <style:text-properties fo:color="#555555" style:font-name="HelveticaNeue-Light" fo:font-size="16pt" fo:font-weight="bold" style:font-size-asian="16pt" style:font-weight-asian="bold" style:font-size-complex="16pt" style:font-weight-complex="bold"/>
    </style:style>
    <style:style style:name="P25" style:family="paragraph" style:parent-style-name="Table_20_Contents">
      <style:text-properties fo:color="#555555" style:font-name="HelveticaNeue-Light" fo:font-size="16pt" fo:font-style="italic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7877"/>
    </style:style>
    <style:style style:name="T3" style:family="text">
      <style:text-properties fo:language="en" fo:country="US" fo:font-weight="bold" style:font-size-asian="10.5pt" style:font-weight-asian="bold" style:font-weight-complex="bold"/>
    </style:style>
    <style:style style:name="T4" style:family="text">
      <style:text-properties fo:language="en" fo:country="US" fo:font-weight="normal" officeooo:rsid="001c716b" style:font-size-asian="10.5pt" style:font-weight-asian="normal" style:font-weight-complex="normal"/>
    </style:style>
    <style:style style:name="T5" style:family="text">
      <style:text-properties fo:language="en" fo:country="US" fo:font-weight="normal" officeooo:rsid="001d7316" style:font-size-asian="10.5pt" style:font-weight-asian="normal" style:font-weight-complex="normal"/>
    </style:style>
    <style:style style:name="T6" style:family="text">
      <style:text-properties fo:language="en" fo:country="US" fo:font-weight="normal" officeooo:rsid="001fc67f" style:font-size-asian="10.5pt" style:font-weight-asian="normal" style:font-weight-complex="normal"/>
    </style:style>
    <style:style style:name="T7" style:family="text">
      <style:text-properties fo:language="en" fo:country="US" fo:font-weight="normal" officeooo:rsid="0020f935" style:font-size-asian="10.5pt" style:font-weight-asian="normal" style:font-weight-complex="normal"/>
    </style:style>
    <style:style style:name="T8" style:family="text">
      <style:text-properties fo:language="en" fo:country="US" fo:font-weight="normal" officeooo:rsid="0022b5c7" style:font-size-asian="10.5pt" style:font-weight-asian="normal" style:font-weight-complex="normal"/>
    </style:style>
    <style:style style:name="T9" style:family="text">
      <style:text-properties fo:language="en" fo:country="US" officeooo:rsid="00108427"/>
    </style:style>
    <style:style style:name="T10" style:family="text">
      <style:text-properties fo:language="en" fo:country="US" style:font-size-asian="10.5pt"/>
    </style:style>
    <style:style style:name="T11" style:family="text">
      <style:text-properties fo:language="en" fo:country="US" officeooo:rsid="001d7316" style:font-size-asian="10.5pt"/>
    </style:style>
    <style:style style:name="T12" style:family="text">
      <style:text-properties fo:language="en" fo:country="US" officeooo:rsid="001fc67f" style:font-size-asian="10.5pt"/>
    </style:style>
    <style:style style:name="T13" style:family="text">
      <style:text-properties fo:language="en" fo:country="US" officeooo:rsid="0020f935" style:font-size-asian="10.5pt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0a7877"/>
    </style:style>
    <style:style style:name="T16" style:family="text">
      <style:text-properties fo:language="el" fo:country="GR" fo:font-weight="normal" style:font-size-asian="10.5pt" style:font-weight-asian="normal" style:font-weight-complex="normal"/>
    </style:style>
    <style:style style:name="T17" style:family="text">
      <style:text-properties fo:language="el" fo:country="GR" fo:font-weight="normal" officeooo:rsid="001c716b" style:font-size-asian="10.5pt" style:font-weight-asian="normal" style:font-weight-complex="normal"/>
    </style:style>
    <style:style style:name="T18" style:family="text">
      <style:text-properties fo:language="el" fo:country="GR" fo:font-weight="normal" officeooo:rsid="001d7316" style:font-size-asian="10.5pt" style:font-weight-asian="normal" style:font-weight-complex="normal"/>
    </style:style>
    <style:style style:name="T19" style:family="text">
      <style:text-properties fo:language="el" fo:country="GR" fo:font-weight="normal" officeooo:rsid="001ec368" style:font-size-asian="10.5pt" style:font-weight-asian="normal" style:font-weight-complex="normal"/>
    </style:style>
    <style:style style:name="T20" style:family="text">
      <style:text-properties fo:language="el" fo:country="GR" officeooo:rsid="000d019e"/>
    </style:style>
    <style:style style:name="T21" style:family="text">
      <style:text-properties fo:language="el" fo:country="GR" style:font-size-asian="10.5pt"/>
    </style:style>
    <style:style style:name="T22" style:family="text">
      <style:text-properties fo:language="el" fo:country="GR" officeooo:rsid="001c716b" style:font-size-asian="10.5pt"/>
    </style:style>
    <style:style style:name="T23" style:family="text">
      <style:text-properties fo:language="el" fo:country="GR" officeooo:rsid="001d7316" style:font-size-asian="10.5pt"/>
    </style:style>
    <style:style style:name="T24" style:family="text">
      <style:text-properties fo:font-weight="bold" style:font-size-asian="10.5pt" style:font-weight-asian="bold" style:font-weight-complex="bold"/>
    </style:style>
    <style:style style:name="T25" style:family="text">
      <style:text-properties fo:font-weight="normal" style:font-size-asian="10.5pt" style:font-weight-asian="normal" style:font-weight-complex="normal"/>
    </style:style>
    <style:style style:name="T26" style:family="text">
      <style:text-properties fo:font-weight="normal" officeooo:rsid="001d7316" style:font-size-asian="10.5pt" style:font-weight-asian="normal" style:font-weight-complex="normal"/>
    </style:style>
    <style:style style:name="T27" style:family="text">
      <style:text-properties fo:font-weight="normal" officeooo:rsid="002095b3" style:font-size-asian="10.5pt" style:font-weight-asian="normal" style:font-weight-complex="normal"/>
    </style:style>
    <style:style style:name="T28" style:family="text">
      <style:text-properties fo:font-weight="normal" officeooo:rsid="0020f935" style:font-size-asian="10.5pt" style:font-weight-asian="normal" style:font-weight-complex="normal"/>
    </style:style>
    <style:style style:name="T29" style:family="text">
      <style:text-properties fo:font-weight="normal" officeooo:rsid="0022b5c7" style:font-size-asian="10.5pt" style:font-weight-asian="normal" style:font-weight-complex="normal"/>
    </style:style>
    <style:style style:name="T30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fo:font-weight="normal" officeooo:rsid="000a7877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fo:font-weight="normal" officeooo:rsid="000b6096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fo:font-weight="normal" officeooo:rsid="000cc7ac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fo:font-weight="bold" style:font-size-asian="10.5pt" style:font-weight-asian="bold" style:font-size-complex="12pt" style:font-weight-complex="bold"/>
    </style:style>
    <style:style style:name="T36" style:family="text">
      <style:text-properties fo:font-size="12pt" fo:language="en" fo:country="US" fo:font-weight="bold" officeooo:rsid="000b6096" style:font-size-asian="10.5pt" style:font-weight-asian="bold" style:font-size-complex="12pt" style:font-weight-complex="bold"/>
    </style:style>
    <style:style style:name="T37" style:family="text">
      <style:text-properties fo:font-size="12pt" fo:language="en" fo:country="US" fo:font-weight="bold" officeooo:rsid="000cc7ac" style:font-size-asian="10.5pt" style:font-weight-asian="bold" style:font-size-complex="12pt" style:font-weight-complex="bold"/>
    </style:style>
    <style:style style:name="T38" style:family="text">
      <style:text-properties fo:font-size="12pt" fo:language="en" fo:country="US" fo:font-weight="bold" officeooo:rsid="000d019e" style:font-size-asian="10.5pt" style:font-weight-asian="bold" style:font-size-complex="12pt" style:font-weight-complex="bold"/>
    </style:style>
    <style:style style:name="T39" style:family="text">
      <style:text-properties fo:font-size="12pt" fo:language="en" fo:country="US" fo:font-weight="normal" officeooo:rsid="000b6096" style:font-size-asian="10.5pt" style:font-weight-asian="normal" style:font-size-complex="12pt" style:font-weight-complex="normal"/>
    </style:style>
    <style:style style:name="T40" style:family="text">
      <style:text-properties fo:font-size="12pt" fo:language="en" fo:country="US" fo:font-weight="normal" officeooo:rsid="000cc7ac" style:font-size-asian="10.5pt" style:font-weight-asian="normal" style:font-size-complex="12pt" style:font-weight-complex="normal"/>
    </style:style>
    <style:style style:name="T41" style:family="text">
      <style:text-properties fo:font-size="12pt" fo:language="en" fo:country="US" fo:font-weight="normal" officeooo:rsid="000d019e" style:font-size-asian="10.5pt" style:font-weight-asian="normal" style:font-size-complex="12pt" style:font-weight-complex="normal"/>
    </style:style>
    <style:style style:name="T42" style:family="text">
      <style:text-properties fo:color="#000000" fo:font-size="12pt" fo:language="el" fo:country="GR" fo:font-weight="normal" style:font-size-asian="10.5pt" style:font-weight-asian="normal" style:font-size-complex="12pt" style:font-weight-complex="normal"/>
    </style:style>
    <style:style style:name="T43" style:family="text">
      <style:text-properties fo:color="#000000" fo:font-size="12pt" fo:language="el" fo:country="GR" fo:font-weight="normal" officeooo:rsid="00108427" style:font-size-asian="10.5pt" style:font-weight-asian="normal" style:font-size-complex="12pt" style:font-weight-complex="normal"/>
    </style:style>
    <style:style style:name="T44" style:family="text">
      <style:text-properties fo:color="#000000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45" style:family="text">
      <style:text-properties fo:color="#000000" fo:font-size="12pt" fo:language="el" fo:country="GR" fo:font-weight="normal" officeooo:rsid="0013eb24" style:font-size-asian="10.5pt" style:font-weight-asian="normal" style:font-size-complex="12pt" style:font-weight-complex="normal"/>
    </style:style>
    <style:style style:name="T46" style:family="text">
      <style:text-properties fo:color="#000000" fo:font-size="12pt" fo:language="el" fo:country="GR" fo:font-weight="normal" officeooo:rsid="0017993c" style:font-size-asian="10.5pt" style:font-weight-asian="normal" style:font-size-complex="12pt" style:font-weight-complex="normal"/>
    </style:style>
    <style:style style:name="T47" style:family="text">
      <style:text-properties fo:color="#000000" fo:font-size="12pt" fo:language="el" fo:country="GR" fo:font-weight="normal" officeooo:rsid="0018911f" style:font-size-asian="10.5pt" style:font-weight-asian="normal" style:font-size-complex="12pt" style:font-weight-complex="normal"/>
    </style:style>
    <style:style style:name="T48" style:family="text">
      <style:text-properties fo:color="#000000" fo:font-size="12pt" fo:language="el" fo:country="GR" fo:font-weight="normal" officeooo:rsid="0018ae10" style:font-size-asian="10.5pt" style:font-weight-asian="normal" style:font-size-complex="12pt" style:font-weight-complex="normal"/>
    </style:style>
    <style:style style:name="T49" style:family="text">
      <style:text-properties fo:color="#000000" fo:font-size="12pt" fo:language="el" fo:country="GR" fo:font-weight="normal" officeooo:rsid="001ad9c0" style:font-size-asian="10.5pt" style:font-weight-asian="normal" style:font-size-complex="12pt" style:font-weight-complex="normal"/>
    </style:style>
    <style:style style:name="T50" style:family="text">
      <style:text-properties fo:color="#000000" fo:font-size="12pt" fo:language="el" fo:country="GR" fo:font-weight="normal" officeooo:rsid="0019eeb9" style:font-size-asian="10.5pt" style:font-weight-asian="normal" style:font-size-complex="12pt" style:font-weight-complex="normal"/>
    </style:style>
    <style:style style:name="T51" style:family="text">
      <style:text-properties fo:color="#000000" fo:font-size="12pt" fo:language="el" fo:country="GR" fo:font-weight="bold" officeooo:rsid="0013eb24" style:font-size-asian="10.5pt" style:font-weight-asian="bold" style:font-size-complex="12pt" style:font-weight-complex="bold"/>
    </style:style>
    <style:style style:name="T52" style:family="text">
      <style:text-properties fo:color="#000000" fo:font-size="12pt" fo:language="el" fo:country="GR" fo:font-weight="bold" officeooo:rsid="0019eeb9" style:font-size-asian="10.5pt" style:font-weight-asian="bold" style:font-size-complex="12pt" style:font-weight-complex="bold"/>
    </style:style>
    <style:style style:name="T53" style:family="text">
      <style:text-properties fo:color="#000000" fo:font-size="12pt" fo:language="en" fo:country="US" fo:font-weight="bold" style:font-size-asian="10.5pt" style:font-weight-asian="bold" style:font-size-complex="12pt" style:font-weight-complex="bold"/>
    </style:style>
    <style:style style:name="T54" style:family="text">
      <style:text-properties fo:color="#000000" fo:font-size="12pt" fo:language="en" fo:country="US" fo:font-weight="bold" officeooo:rsid="00108427" style:font-size-asian="10.5pt" style:font-weight-asian="bold" style:font-size-complex="12pt" style:font-weight-complex="bold"/>
    </style:style>
    <style:style style:name="T55" style:family="text">
      <style:text-properties fo:color="#000000" fo:font-size="12pt" fo:language="en" fo:country="US" fo:font-weight="bold" officeooo:rsid="0013eb24" style:font-size-asian="10.5pt" style:font-weight-asian="bold" style:font-size-complex="12pt" style:font-weight-complex="bold"/>
    </style:style>
    <style:style style:name="T56" style:family="text">
      <style:text-properties fo:color="#000000" fo:font-size="12pt" fo:language="en" fo:country="US" fo:font-weight="bold" officeooo:rsid="0018911f" style:font-size-asian="10.5pt" style:font-weight-asian="bold" style:font-size-complex="12pt" style:font-weight-complex="bold"/>
    </style:style>
    <style:style style:name="T57" style:family="text">
      <style:text-properties fo:color="#000000" fo:font-size="12pt" fo:language="en" fo:country="US" fo:font-weight="bold" officeooo:rsid="0018ae10" style:font-size-asian="10.5pt" style:font-weight-asian="bold" style:font-size-complex="12pt" style:font-weight-complex="bold"/>
    </style:style>
    <style:style style:name="T58" style:family="text">
      <style:text-properties fo:color="#000000" fo:font-size="12pt" fo:language="en" fo:country="US" fo:font-weight="bold" officeooo:rsid="0019eeb9" style:font-size-asian="10.5pt" style:font-weight-asian="bold" style:font-size-complex="12pt" style:font-weight-complex="bold"/>
    </style:style>
    <style:style style:name="T59" style:family="text">
      <style:text-properties fo:color="#000000" fo:font-size="12pt" fo:language="en" fo:country="US" fo:font-weight="normal" style:font-size-asian="10.5pt" style:font-weight-asian="normal" style:font-size-complex="12pt" style:font-weight-complex="normal"/>
    </style:style>
    <style:style style:name="T60" style:family="text">
      <style:text-properties fo:color="#000000" fo:font-size="12pt" fo:language="en" fo:country="US" fo:font-weight="normal" officeooo:rsid="00108427" style:font-size-asian="10.5pt" style:font-weight-asian="normal" style:font-size-complex="12pt" style:font-weight-complex="normal"/>
    </style:style>
    <style:style style:name="T61" style:family="text">
      <style:text-properties fo:color="#000000" fo:font-size="12pt" fo:language="en" fo:country="US" fo:font-weight="normal" officeooo:rsid="0013eb24" style:font-size-asian="10.5pt" style:font-weight-asian="normal" style:font-size-complex="12pt" style:font-weight-complex="normal"/>
    </style:style>
    <style:style style:name="T62" style:family="text">
      <style:text-properties fo:color="#000000" fo:language="el" fo:country="GR" officeooo:rsid="00124b80"/>
    </style:style>
    <style:style style:name="T63" style:family="text">
      <style:text-properties fo:color="#000000" fo:language="en" fo:country="US" officeooo:rsid="0013eb24"/>
    </style:style>
    <style:style style:name="T64" style:family="text">
      <style:text-properties fo:color="#0000ff" fo:font-size="10pt" fo:language="el" fo:country="GR" fo:font-weight="normal" officeooo:rsid="0013eb24" style:font-size-asian="10pt" style:font-weight-asian="normal" style:font-size-complex="10pt" style:font-weight-complex="normal"/>
    </style:style>
    <style:style style:name="T65" style:family="text">
      <style:text-properties fo:color="#0000ff" fo:font-size="12pt" fo:language="el" fo:country="GR" fo:font-weight="normal" officeooo:rsid="000d019e" style:font-size-asian="10.5pt" style:font-weight-asian="normal" style:font-size-complex="12pt" style:font-weight-complex="normal"/>
    </style:style>
    <style:style style:name="T66" style:family="text">
      <style:text-properties fo:color="#0000ff" fo:font-size="12pt" fo:language="el" fo:country="GR" fo:font-weight="normal" officeooo:rsid="00124b80" style:font-size-asian="10.5pt" style:font-weight-asian="normal" style:font-size-complex="12pt" style:font-weight-complex="normal"/>
    </style:style>
    <style:style style:name="T67" style:family="text">
      <style:text-properties fo:color="#0000ff" fo:font-size="12pt" fo:language="el" fo:country="GR" fo:font-weight="normal" officeooo:rsid="001bb30e" style:font-size-asian="10.5pt" style:font-weight-asian="normal" style:font-size-complex="12pt" style:font-weight-complex="normal"/>
    </style:style>
    <style:style style:name="T68" style:family="text">
      <style:text-properties fo:font-style="italic"/>
    </style:style>
    <style:style style:name="T69" style:family="text">
      <style:text-properties style:font-size-asian="10.5pt"/>
    </style:style>
    <style:style style:name="T70" style:family="text">
      <style:text-properties officeooo:rsid="0020f935" style:font-size-asian="10.5pt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Φόρμα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Στη διάθεση μας έχουμε 22 χρωμοσώματα, όπου κάθε χρωμόσωμα εχει ένα αρχειο .<text:span text:style-name="T1">bed, .fam </text:span><text:span text:style-name="T14">και .</text:span><text:span text:style-name="T1">bim</text:span></text:p>
      <text:p text:style-name="P1"><text:span text:style-name="T1"/></text:p>
      <text:list xml:id="list137068316244837235" text:style-name="L1">
        <text:list-item>
          <text:p text:style-name="P2"><text:span text:style-name="T1">.</text:span><text:span text:style-name="T2">bim</text:span><text:span text:style-name="T15">:</text:span><text:span text:style-name="T2"> </text:span></text:p>
          <text:p text:style-name="P4"><text:span text:style-name="T31">Το αρχείο αυτό περιέχει 6 στήλες. Η πρώτη στηλή περιέχει τον αριθμό του χρωμοσώματος στο οποίο αναφέρεται το αρχείο. </text:span><text:span text:style-name="T32">Η δεύτερη στήλη περιέχει το κώδικο του <text:s/></text:span><text:span text:style-name="T36">snp </text:span><text:span text:style-name="T39">, </text:span><text:span text:style-name="T32">η τρίτη στήλη περιέχει τη θέση του </text:span><text:span text:style-name="T40">snp , </text:span><text:span text:style-name="T33">η τέταρτη στηλη περιέχει το </text:span><text:span text:style-name="T37">base-pair </text:span><text:span text:style-name="T40">, </text:span><text:span text:style-name="T34">η πέμπτη στήλη περιέχει το </text:span><text:span text:style-name="T38">Allele1 </text:span><text:span text:style-name="T34">που ειναι συνήθως η μειονότητα</text:span><text:span text:style-name="T41"> </text:span><text:span text:style-name="T34">και η έκτη στήλη περιέχει το </text:span><text:span text:style-name="T38">Allele2</text:span><text:span text:style-name="T41"> </text:span><text:span text:style-name="T34">που είναι η πλειοψηφία. Περισσότερα μπορείτε να βρείτε στην σελίδα: </text:span><text:a xlink:type="simple" xlink:href="https://www.cog-genomics.org/plink2/formats#bim" text:style-name="Internet_20_link" text:visited-style-name="Visited_20_Internet_20_Link"><text:span text:style-name="T65">https://www.cog-genomics.org/plink2/formats#bim</text:span></text:a></text:p>
          <text:p text:style-name="P6"><text:span text:style-name="T20"/></text:p>
        </text:list-item>
        <text:list-item>
          <text:p text:style-name="P6"><text:span text:style-name="T20">.</text:span><text:span text:style-name="T9">fam:</text:span></text:p>
          <text:p text:style-name="P5"><text:span text:style-name="T43">Το αρχείο αυτό περιέχει 6 στήλες. Η πρώτη στήλη έχει το </text:span><text:span text:style-name="T54">Family ID , </text:span><text:span text:style-name="T43">η δεύτερη στήλη περιέχει το </text:span><text:span text:style-name="T54">ID </text:span><text:span text:style-name="T43">του ασθενούς (στην περίπτωση μας επειδή όλοι οι ασθενείς δεν ανήκουν στη ίδια οικογένεια το </text:span><text:span text:style-name="T54">Family ID </text:span><text:span text:style-name="T43">είναι ίδιο με το </text:span><text:span text:style-name="T54">IID</text:span><text:span text:style-name="T60">). </text:span><text:span text:style-name="T43">Η τρίτη στήλη το </text:span><text:span text:style-name="T60">id </text:span><text:span text:style-name="T43">του πατέρα και η τέταρτη στήλη το </text:span><text:span text:style-name="T60">id </text:span><text:span text:style-name="T43">της μητέρας. Η πέμπτη στήλη </text:span><text:span text:style-name="T44">μας δίνει την πληροφορία για το φύλλο του ασθενή και η έκτη στήλη έχει πληροφορία για τον φενότυπο( στη δικιά μας περίπτωση πληροφορία για τον φενότυπο αντλούμε από άλλο αρχείο που θα δούμε παρακατάτω) Περισσότερα μπορείτε να βρείτε στην σελίδα </text:span><text:a xlink:type="simple" xlink:href="https://www.cog-genomics.org/plink2/formats#fam" text:style-name="Internet_20_link" text:visited-style-name="Visited_20_Internet_20_Link"><text:span text:style-name="T66">https://www.cog-genomics.org/plink2/formats#fam</text:span></text:a></text:p>
        </text:list-item>
      </text:list>
      <text:p text:style-name="P18"><text:span text:style-name="T44"/></text:p>
      <text:list xml:id="list4013846241575371387" text:style-name="L2">
        <text:list-item>
          <text:p text:style-name="P3"><text:span text:style-name="T62">.</text:span><text:span text:style-name="T63">bed:</text:span></text:p>
          <text:p text:style-name="P19"><text:span text:style-name="T45">Το αρχείο </text:span><text:span text:style-name="T51">.</text:span><text:span text:style-name="T55">bed </text:span><text:span text:style-name="T61"><text:s/></text:span><text:span text:style-name="T45">περιέχει όλη τη γενετική πληροφορία του χρωμοσώματος που είναι κωδικοποιημένη στη δεκαεξαδική μορφή. <text:s/></text:span><text:span text:style-name="T44">Περισσότερα μπορείτε να βρείτε στ</text:span><text:span text:style-name="T45">ις</text:span><text:span text:style-name="T44"> σελίδ</text:span><text:span text:style-name="T45">ες </text:span><text:a xlink:type="simple" xlink:href="https://www.cog-genomics.org/plink2/formats#bed" text:style-name="Internet_20_link" text:visited-style-name="Visited_20_Internet_20_Link"><text:span text:style-name="T64">https://www.cog-genomics.org/plink2/formats#bed</text:span></text:a><text:span text:style-name="T45"> και </text:span><text:a xlink:type="simple" xlink:href="https://genome.ucsc.edu/FAQ/FAQformat#format1" text:style-name="Internet_20_link" text:visited-style-name="Visited_20_Internet_20_Link"><text:span text:style-name="T64">https://genome.ucsc.edu/FAQ/FAQformat#format1</text:span></text:a></text:p>
        </text:list-item>
      </text:list>
      <text:p text:style-name="P20"><text:span text:style-name="T45"/></text:p>
      <text:p text:style-name="P20"><text:span text:style-name="T45"/></text:p>
      <text:p text:style-name="P21"><text:span text:style-name="T45">Π</text:span><text:span text:style-name="T42">ληροφορία για τους φενότυπους αντλούμε απο το αρχείο </text:span><text:span text:style-name="T53">phenotype_euro_edit.txt </text:span><text:span text:style-name="T47">το οποίο έχει ασθενείς από την ευρώπη</text:span><text:span text:style-name="T53">. </text:span><text:span text:style-name="T47">Περιέχει 4980 ασθενείς από τους οποίους οι 1018 έχουν </text:span><text:span text:style-name="T56">case = 1 </text:span><text:span text:style-name="T47">και οι υπόλοιποι </text:span><text:span text:style-name="T48">3962 έχουν </text:span><text:span text:style-name="T57">control = 0.</text:span><text:span text:style-name="T53"> <text:s/></text:span><text:span text:style-name="T42">Αυτό το αρχείο έχει την εξής μορφή: </text:span></text:p>
      <text:list xml:id="list5597533131190421696" text:style-name="L4">
        <text:list-item>
          <text:p text:style-name="P22"><text:span text:style-name="T42">στη πρώτη στήλη εχει το </text:span><text:span text:style-name="T53">eid </text:span><text:span text:style-name="T42">που είναι το </text:span><text:span text:style-name="T59">id </text:span><text:span text:style-name="T42">του ασθενή </text:span></text:p>
        </text:list-item>
        <text:list-item>
          <text:p text:style-name="P22"><text:span text:style-name="T42">στη δεύτερη στήλη έχει το φύλλο του ασθενή </text:span><text:span text:style-name="T59">(0 = </text:span><text:span text:style-name="T46">γυναίκα, 1 = άντρας)</text:span></text:p>
        </text:list-item>
        <text:list-item>
          <text:p text:style-name="P22"><text:span text:style-name="T42">στη τρίτη στήλη έχει το έτος που γεννήθηκε </text:span></text:p>
        </text:list-item>
        <text:list-item>
          <text:p text:style-name="P22"><text:span text:style-name="T42">και στη τριτη στηλη έχει το φενότυπο (0 = </text:span><text:span text:style-name="T59">control, 1 = case)</text:span></text:p>
          <text:p text:style-name="P22"><text:span text:style-name="T59"/></text:p>
        </text:list-item>
      </text:list>
      <text:p text:style-name="P23"><text:span text:style-name="T50">Για να κάνουμε την επεξεργασία των αρχείων .</text:span><text:span text:style-name="T58">bed, .fam </text:span><text:span text:style-name="T50">και </text:span><text:span text:style-name="T52">.</text:span><text:span text:style-name="T58">bim, </text:span><text:span text:style-name="T50">θα χρησιμοποιήσουμε το πρόγραμμα </text:span><text:span text:style-name="T58">plink. </text:span><text:span text:style-name="T49">Μπορείτε να το βρείτε εδώ: </text:span><text:a xlink:type="simple" xlink:href="https://www.cog-genomics.org/plink2" text:style-name="Internet_20_link" text:visited-style-name="Visited_20_Internet_20_Link">https://www.cog-genomics.org/plink2</text:a><text:span text:style-name="T67"> .</text:span></text:p>
      <text:p text:style-name="P23"><text:span text:style-name="T67"/></text:p>
      <text:p text:style-name="P17"><text:span text:style-name="T30">Αρχικά τρεξαμε την εντολή </text:span><text:span text:style-name="T35">plink --bfile chrΧ --allow-no-sex --out chrΧ --1 --pheno phenotype_edit.txt --assoc </text:span></text:p>
      <text:p text:style-name="P17"><text:span text:style-name="T35"/></text:p>
      <text:list xml:id="list8840206524846309987" text:style-name="L5">
        <text:list-item>
          <text:p text:style-name="P7"><text:span text:style-name="T21">--bfile chrΧ </text:span><text:span text:style-name="T17">με αυτη την εντολη διαλεγεις ποιο χρωμόσωμα θες να επεξεργαστείς </text:span></text:p>
        </text:list-item>
        <text:list-item>
          <text:p text:style-name="P7"><text:span text:style-name="T21">--allow-no-sex </text:span><text:span text:style-name="T17">αυτη την επιλογή την βάζουμε για να μην λάβει υπόψην το φύλλο</text:span></text:p>
        </text:list-item>
        <text:list-item>
          <text:p text:style-name="P7"><text:span text:style-name="T22">--out chrΧ </text:span><text:span text:style-name="T17">σε ποιο αρχείο θα αποθηκευτούν τα δεδομένα της επεξεργασίας</text:span></text:p>
        </text:list-item>
        <text:list-item>
          <text:p text:style-name="P7"><text:span text:style-name="T22">--1 </text:span><text:span text:style-name="T17">επειδή οι φενότυποι που έχουμε ειναι κωδικοποιημένοι σε 0 και 1 βάζουμε αυτην την παράμετρο για να την καταλαβει τη </text:span><text:span text:style-name="T4">plink</text:span></text:p>
        </text:list-item>
        <text:list-item>
          <text:p text:style-name="P8"><text:span text:style-name="T22">--pheno phenotype_edit.txt </text:span><text:span text:style-name="T18">το αρχείο όπου διαβάσει το φενότυπο. Προσοχή πρεπει να ειναι της μορφής </text:span><text:span text:style-name="T5">(</text:span><text:span text:style-name="T11">FID, IID , CASE/CONTROL) </text:span><text:span text:style-name="T19">όπου στη περίπτωση μας το <text:s/></text:span><text:span text:style-name="T11">FID </text:span><text:span text:style-name="T19">είναι ίδιο με το</text:span><text:span text:style-name="T11"> IID.</text:span></text:p>
        </text:list-item>
        <text:list-item>
          <text:p text:style-name="P8"><text:span text:style-name="T23">--assoc </text:span><text:span text:style-name="T19">είναι ο τύπος του πειράματος που τρέχουμε </text:span></text:p>
        </text:list-item>
      </text:list>
      <text:p text:style-name="P10"><text:soft-page-break/><text:span text:style-name="T16"/></text:p>
      <text:p text:style-name="P10"><text:span text:style-name="T16">Το </text:span><text:span text:style-name="T10">assoc </text:span><text:span text:style-name="T16">αρχείο είναι της μορφής</text:span><text:span text:style-name="T6">:</text:span></text:p>
      <text:p text:style-name="P10"><text:span text:style-name="T6"/>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24">CHR</text:p>
          </table:table-cell>
          <table:table-cell table:style-name="Πίνακας1.A1" office:value-type="string">
            <text:p text:style-name="P24">Chromosome code</text:p>
          </table:table-cell>
        </table:table-row>
        <table:table-row>
          <table:table-cell table:style-name="Πίνακας1.A1" office:value-type="string">
            <text:p text:style-name="P24">SNP</text:p>
          </table:table-cell>
          <table:table-cell table:style-name="Πίνακας1.A1" office:value-type="string">
            <text:p text:style-name="P24">Variant identifier</text:p>
          </table:table-cell>
        </table:table-row>
        <table:table-row>
          <table:table-cell table:style-name="Πίνακας1.A1" office:value-type="string">
            <text:p text:style-name="P24">BP</text:p>
          </table:table-cell>
          <table:table-cell table:style-name="Πίνακας1.A1" office:value-type="string">
            <text:p text:style-name="P24">Base-pair coordinate</text:p>
          </table:table-cell>
        </table:table-row>
        <table:table-row>
          <table:table-cell table:style-name="Πίνακας1.A1" office:value-type="string">
            <text:p text:style-name="P24">A1</text:p>
          </table:table-cell>
          <table:table-cell table:style-name="Πίνακας1.A1" office:value-type="string">
            <text:p text:style-name="P24">Allele 1 (usually minor)</text:p>
          </table:table-cell>
        </table:table-row>
        <table:table-row>
          <table:table-cell table:style-name="Πίνακας1.A1" office:value-type="string">
            <text:p text:style-name="P24">F_A</text:p>
          </table:table-cell>
          <table:table-cell table:style-name="Πίνακας1.A1" office:value-type="string">
            <text:p text:style-name="P24">Allele 1 frequency among cases</text:p>
          </table:table-cell>
        </table:table-row>
        <table:table-row>
          <table:table-cell table:style-name="Πίνακας1.A1" office:value-type="string">
            <text:p text:style-name="P24">F_U</text:p>
          </table:table-cell>
          <table:table-cell table:style-name="Πίνακας1.A1" office:value-type="string">
            <text:p text:style-name="P24">Allele 1 frequency among controls</text:p>
          </table:table-cell>
        </table:table-row>
        <table:table-row>
          <table:table-cell table:style-name="Πίνακας1.A1" office:value-type="string">
            <text:p text:style-name="P24">A2</text:p>
          </table:table-cell>
          <table:table-cell table:style-name="Πίνακας1.A1" office:value-type="string">
            <text:p text:style-name="P24">Allele 2</text:p>
          </table:table-cell>
        </table:table-row>
        <table:table-row>
          <table:table-cell table:style-name="Πίνακας1.A1" office:value-type="string">
            <text:p text:style-name="P25">CHISQ</text:p>
          </table:table-cell>
          <table:table-cell table:style-name="Πίνακας1.A1" office:value-type="string">
            <text:p text:style-name="P24">Allelic test chi-square statistic.<text:span text:style-name="T68">Not present with 'fisher'/'fisher-midp' modifier.</text:span></text:p>
          </table:table-cell>
        </table:table-row>
        <table:table-row>
          <table:table-cell table:style-name="Πίνακας1.A1" office:value-type="string">
            <text:p text:style-name="P24">P</text:p>
          </table:table-cell>
          <table:table-cell table:style-name="Πίνακας1.A1" office:value-type="string">
            <text:p text:style-name="P24">Allelic test p-value</text:p>
          </table:table-cell>
        </table:table-row>
        <table:table-row>
          <table:table-cell table:style-name="Πίνακας1.A1" office:value-type="string">
            <text:p text:style-name="P24">OR</text:p>
          </table:table-cell>
          <table:table-cell table:style-name="Πίνακας1.A1" office:value-type="string">
            <text:p text:style-name="P24">odds(allele 1 | case) / odds(allele 1 | control)</text:p>
          </table:table-cell>
        </table:table-row>
      </table:table>
      <text:p text:style-name="P10"><text:span text:style-name="T6"/></text:p>
      <text:p text:style-name="P12"><text:span text:style-name="T25">Επίσης τρέξαμε την εντολή </text:span><text:span text:style-name="T10">plink --recode lgen --out chrΧ --keep-fam patient.txt --bfile chr</text:span><text:span text:style-name="T69">Χ</text:span><text:span text:style-name="T10"> --1 --allow-no-sex --extract </text:span><text:span text:style-name="T69">chrΧsnpList.txt </text:span><text:span text:style-name="T25">για να πάρουμε τα </text:span><text:span text:style-name="T10">snps </text:span><text:span text:style-name="T25">του κάθε ασθενή με τα </text:span><text:span text:style-name="T10">alleles </text:span><text:span text:style-name="T25">τους για το κάθε χρωμόσωμα.</text:span></text:p>
      <text:p text:style-name="P12"><text:span text:style-name="T25"/></text:p>
      <text:list xml:id="list163409551254289" text:continue-numbering="true" text:style-name="L5">
        <text:list-item>
          <text:p text:style-name="P9"><text:span text:style-name="T21">--bfile chrΧ </text:span><text:span text:style-name="T17">με αυτη την εντολη διαλεγεις ποιο χρωμόσωμα θες να επεξεργαστείς </text:span></text:p>
        </text:list-item>
        <text:list-item>
          <text:p text:style-name="P9"><text:span text:style-name="T21">--allow-no-sex </text:span><text:span text:style-name="T17">αυτη την επιλογή την βάζουμε για να μην λάβει υπόψην το φύλλο</text:span></text:p>
        </text:list-item>
        <text:list-item>
          <text:p text:style-name="P9"><text:span text:style-name="T22">--out chrΧ </text:span><text:span text:style-name="T17">σε ποιο αρχείο θα αποθηκευτούν τα δεδομένα της επεξεργασίας</text:span></text:p>
        </text:list-item>
        <text:list-item>
          <text:p text:style-name="P9"><text:span text:style-name="T22">--1 </text:span><text:span text:style-name="T17">επειδή οι φενότυποι που έχουμε ειναι κωδικοποιημένοι σε 0 και 1 βάζουμε αυτην την παράμετρο για να την καταλαβει τη </text:span><text:span text:style-name="T4">plink</text:span></text:p>
        </text:list-item>
        <text:list-item>
          <text:p text:style-name="P15"><text:span text:style-name="T12">--recode lgen</text:span><text:span text:style-name="T26"> </text:span><text:span text:style-name="T27">είναι η παραμέτρος </text:span><text:span text:style-name="T28">για να εξάγουμε το αρχείο που θα έχει τους ασθενεις με τα </text:span><text:span text:style-name="T7">snps </text:span><text:span text:style-name="T28">και τα </text:span><text:span text:style-name="T7">alleles </text:span><text:span text:style-name="T28">τους για το χρωμόσωμαΧ</text:span></text:p>
        </text:list-item>
        <text:list-item>
          <text:p text:style-name="P13"><text:span text:style-name="T13">--keep-fam patient.txt </text:span><text:span text:style-name="T29">με αυτην την παράμετρο εξετάζουμε τους ασθενείς που βρίσκονται στο αρχειο <text:s/></text:span><text:span text:style-name="T13">patient.txt</text:span></text:p>
        </text:list-item>
        <text:list-item>
          <text:p text:style-name="P13"><text:span text:style-name="T13">--extract chrΧsnpList.txt </text:span><text:span text:style-name="T29">με αυτην τη παράμετρο εξετάζουμε τα </text:span><text:span text:style-name="T8">snps </text:span><text:span text:style-name="T29">που βρίσκονται στο αρχείο <text:s/></text:span><text:span text:style-name="T13">chrΧsnpList.txt</text:span></text:p>
        </text:list-item>
      </text:list>
      <text:p text:style-name="P14"><text:span text:style-name="T13"/></text:p>
      <text:p text:style-name="P11"><text:span text:style-name="T70">Α</text:span><text:span text:style-name="T69">πό αυτήν την εντολή παράγεται ένα αρχείο </text:span><text:span text:style-name="T24">.</text:span><text:span text:style-name="T3">lgen </text:span><text:span text:style-name="T69">το οποίο εχει το </text:span><text:span text:style-name="T3">IID</text:span><text:span text:style-name="T10"> </text:span><text:span text:style-name="T69">του ασθενή το </text:span><text:span text:style-name="T3">snp</text:span><text:span text:style-name="T10"> </text:span><text:span text:style-name="T69">του ασθενή με τα </text:span><text:span text:style-name="T3">alleles</text:span><text:span text:style-name="T10"> </text:span><text:span text:style-name="T69">τους.</text:span></text:p>
      <text:p text:style-name="P16"><text:span text:style-name="T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Neue-Light" svg:font-family="HelveticaNeue-Light, 'Helvetica Neue Light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4:17.212000000</meta:creation-date>
    <dc:date>2017-03-20T16:34:07.374000000</dc:date>
    <meta:editing-duration>PT2H11M1S</meta:editing-duration>
    <meta:editing-cycles>13</meta:editing-cycles>
    <meta:generator>LibreOffice/5.1.1.3$Windows_x86 LibreOffice_project/89f508ef3ecebd2cfb8e1def0f0ba9a803b88a6d</meta:generator>
    <meta:document-statistic meta:table-count="1" meta:image-count="0" meta:object-count="0" meta:page-count="2" meta:paragraph-count="52" meta:word-count="716" meta:character-count="4188" meta:non-whitespace-character-count="3558"/>
  </office:meta>
</office:document-meta>
</file>